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fo:font-size="15pt" style:font-size-asian="15pt" style:font-size-complex="15pt"/>
    </style:style>
    <style:style style:name="P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 fo:line-height="115%"/>
      <style:text-properties fo:font-weight="bold" style:font-weight-asian="bold" fo:font-size="15pt" style:font-size-asian="15pt" style:font-size-complex="15pt"/>
    </style:style>
    <style:style style:name="P7" style:parent-style-name="Standard" style:family="paragraph">
      <style:paragraph-properties fo:text-align="justify" fo:line-height="115%"/>
      <style:text-properties fo:font-size="15pt" style:font-size-asian="15pt" style:font-size-complex="15pt"/>
    </style:style>
    <style:style style:name="P8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9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0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1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2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3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4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5" style:parent-style-name="Standard" style:list-style-name="LFO1" style:family="paragraph">
      <style:paragraph-properties fo:text-align="justify" fo:line-height="115%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 fo:line-height="115%" fo:margin-left="0.25in">
        <style:tab-stops/>
      </style:paragraph-properties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 fo:line-height="115%"/>
    </style:style>
    <style:style style:name="T18" style:parent-style-name="DefaultParagraphFont" style:family="text">
      <style:text-properties fo:font-size="15pt" style:font-size-asian="15pt" style:font-size-complex="15pt"/>
    </style:style>
    <style:style style:name="T19" style:parent-style-name="DefaultParagraphFont" style:family="text">
      <style:text-properties fo:font-size="15pt" style:font-size-asian="15pt" style:font-size-complex="15pt"/>
    </style:style>
    <style:style style:name="T20" style:parent-style-name="DefaultParagraphFont" style:family="text">
      <style:text-properties fo:font-size="15pt" style:font-size-asian="15pt" style:font-size-complex="15pt"/>
    </style:style>
    <style:style style:name="T21" style:parent-style-name="DefaultParagraphFont" style:family="text">
      <style:text-properties fo:font-size="15pt" style:font-size-asian="15pt" style:font-size-complex="15pt"/>
    </style:style>
  </office:automatic-styles>
  <office:body>
    <office:text text:use-soft-page-breaks="true">
      <text:p text:style-name="P1">Name:<text:s/>Darshit Thesiya</text:p>
      <text:p text:style-name="P2"/>
      <text:p text:style-name="P3">SJSU<text:s/>ID:<text:s/>011424647</text:p>
      <text:p text:style-name="P4"/>
      <text:p text:style-name="P5"><text:tab/></text:p>
      <text:p text:style-name="P6">‘Build Integrity<text:s/>In’ as XP value:</text:p>
      <text:p text:style-name="P7">- During last week, following points are noted from team efforts:</text:p>
      <text:list text:style-name="LFO1" text:continue-numbering="true">
        <text:list-item>
          <text:p text:style-name="P8">Last<text:s/>week, the team met<text:s/>twice<text:s/>to<text:s/>integrate<text:s/>design patterns<text:s/>everyone had developed.</text:p>
        </text:list-item>
        <text:list-item>
          <text:p text:style-name="P9">Team<text:s/>had also spent 3 hours to brainstorm on game screen like how to design placement of graph, scoreboard, opponent score and much more.</text:p>
        </text:list-item>
        <text:list-item>
          <text:p text:style-name="P10">Developed two player synchronization module so that players can start only when both of them are ready.</text:p>
        </text:list-item>
        <text:list-item>
          <text:p text:style-name="P11">Designed and developed services for score synchronization to be placed on<text:s/>cloud server running on JVM.</text:p>
        </text:list-item>
        <text:list-item>
          <text:p text:style-name="P12">World transitions and other related events on game<text:s/>were completed with testing.</text:p>
        </text:list-item>
        <text:list-item>
          <text:p text:style-name="P13">Also integrated remaining modules altogether to pack all of them together to test entire project.</text:p>
        </text:list-item>
        <text:list-item>
          <text:p text:style-name="P14">Designed UML diagrams including Class, Sequence, Use Case, Activity<text:s/>for final game implementation.</text:p>
        </text:list-item>
        <text:list-item>
          <text:p text:style-name="P15">Finally, all modules have been<text:s/>integrated<text:s/>and tested making the game run smoothly.</text:p>
        </text:list-item>
      </text:list>
      <text:p text:style-name="P16"/>
      <text:p text:style-name="P17"><text:span text:style-name="T18">We</text:span><text:span text:style-name="T19"><text:s/>are planning to<text:s/></text:span><text:span text:style-name="T20">present a CSUnplugged activity in next week. Also we are planning to refine UML diagrams</text:span><text:span text:style-name="T21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FootnoteText" style:display-name="Footnote Text" style:family="paragraph" style:parent-style-name="Normal">
      <style:text-properties style:font-name-complex="Mangal" fo:font-size="10pt" style:font-size-asian="10pt" style:font-size-complex="9pt" fo:hyphenate="false"/>
    </style:style>
    <style:style style:name="FootnoteTextChar" style:display-name="Footnote Text Char" style:family="text" style:parent-style-name="DefaultParagraphFont">
      <style:text-properties style:font-name-complex="Mangal" fo:font-size="10pt" style:font-size-asian="10pt" style:font-size-complex="9pt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Darshit Thesiya</dc:creator>
    <meta:creation-date>2016-09-17T22:05:00Z</meta:creation-date>
    <dc:date>2016-11-21T00:20:00Z</dc:date>
    <meta:template xlink:href="Normal" xlink:type="simple"/>
    <meta:editing-cycles>66</meta:editing-cycles>
    <meta:editing-duration>PT20160S</meta:editing-duration>
    <meta:document-statistic meta:page-count="1" meta:paragraph-count="2" meta:word-count="155" meta:character-count="1041" meta:row-count="7" meta:non-whitespace-character-count="888"/>
  </office:meta>
</office:document-meta>
</file>